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Revert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4Revert.setRevertOnlyUnchanged( boolean onlyUnchang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Revert.setChange( String revert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